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OGO10" svg:font-family="LOGO10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yston" svg:font-family="Royston"/>
    <style:font-face style:name="Royston1" svg:font-family="Royston" style:font-pitch="variable"/>
  </office:font-face-decls>
  <office:automatic-styles>
    <style:style style:name="P1" style:family="paragraph" style:parent-style-name="Standard">
      <style:text-properties style:font-name="Royston1" fo:font-size="18pt" officeooo:rsid="00046875" officeooo:paragraph-rsid="00046875" style:font-size-asian="18pt" style:font-size-complex="18pt"/>
    </style:style>
    <style:style style:name="P2" style:family="paragraph" style:parent-style-name="Text_20_body">
      <style:text-properties style:font-name="Royston1" fo:font-size="18pt" officeooo:rsid="0014aec4" officeooo:paragraph-rsid="0014aec4" style:font-size-asian="18pt" style:font-size-complex="18pt"/>
    </style:style>
    <style:style style:name="P3" style:family="paragraph" style:parent-style-name="Text_20_body">
      <style:text-properties style:font-name="Royston1" fo:font-size="18pt" fo:language="zxx" fo:country="none" officeooo:rsid="00176485" officeooo:paragraph-rsid="00176485" style:font-size-asian="18pt" style:language-asian="zxx" style:country-asian="none" style:font-size-complex="18pt" style:language-complex="zxx" style:country-complex="none"/>
    </style:style>
    <style:style style:name="P4" style:family="paragraph" style:parent-style-name="Text_20_body">
      <style:text-properties style:font-name="Royston1" fo:font-size="18pt" fo:language="zxx" fo:country="none" officeooo:rsid="00176485" officeooo:paragraph-rsid="00188672" style:font-size-asian="18pt" style:language-asian="zxx" style:country-asian="none" style:font-size-complex="18pt" style:language-complex="zxx" style:country-complex="none"/>
    </style:style>
    <style:style style:name="P5" style:family="paragraph" style:parent-style-name="Standard">
      <style:text-properties style:font-name="Royston1" fo:font-size="20pt" officeooo:rsid="00139007" officeooo:paragraph-rsid="00139007" style:font-size-asian="20pt" style:font-size-complex="20pt"/>
    </style:style>
    <style:style style:name="P6" style:family="paragraph" style:parent-style-name="Standard">
      <style:text-properties style:font-name="Royston1" fo:font-size="20pt" officeooo:rsid="0026cbb6" officeooo:paragraph-rsid="00270acf" style:font-size-asian="20pt" style:font-size-complex="20pt"/>
    </style:style>
    <style:style style:name="P7" style:family="paragraph" style:parent-style-name="Standard">
      <style:text-properties style:font-name="Royston1" fo:font-size="36pt" fo:language="zxx" fo:country="none" officeooo:rsid="00046875" officeooo:paragraph-rsid="0023a9e8" style:font-size-asian="36pt" style:language-asian="zxx" style:country-asian="none" style:font-size-complex="36pt" style:language-complex="zxx" style:country-complex="none"/>
    </style:style>
    <style:style style:name="P8" style:family="paragraph" style:parent-style-name="Standard">
      <style:text-properties style:font-name="Royston1" fo:font-size="36pt" fo:language="zxx" fo:country="none" officeooo:rsid="00046875" officeooo:paragraph-rsid="00046875" style:font-size-asian="36pt" style:language-asian="zxx" style:country-asian="none" style:font-size-complex="36pt" style:language-complex="zxx" style:country-complex="none"/>
    </style:style>
    <style:style style:name="P9" style:family="paragraph" style:parent-style-name="Standard">
      <style:text-properties style:font-name="Royston1" fo:font-size="36pt" officeooo:rsid="00046875" officeooo:paragraph-rsid="00046875" style:font-size-asian="36pt" style:font-size-complex="36pt"/>
    </style:style>
    <style:style style:name="P10" style:family="paragraph" style:parent-style-name="Standard">
      <style:text-properties style:font-name="Royston1" fo:font-size="36pt" officeooo:rsid="001ca7e0" officeooo:paragraph-rsid="001ca7e0" style:font-size-asian="36pt" style:font-size-complex="36pt"/>
    </style:style>
    <style:style style:name="P11" style:family="paragraph" style:parent-style-name="Standard">
      <style:text-properties style:font-name="Royston1" fo:font-size="36pt" officeooo:rsid="001bee86" officeooo:paragraph-rsid="001bee86" style:font-size-asian="36pt" style:font-size-complex="36pt"/>
    </style:style>
    <style:style style:name="P12" style:family="paragraph" style:parent-style-name="Subtitle">
      <style:paragraph-properties fo:break-before="page"/>
      <style:text-properties style:font-name="Royston1" fo:font-size="36pt" style:font-size-asian="36pt" style:font-size-complex="36pt"/>
    </style:style>
    <style:style style:name="P13" style:family="paragraph" style:parent-style-name="Title">
      <style:text-properties style:font-name="Royston1" fo:font-size="36pt" fo:font-weight="normal" style:font-size-asian="36pt" style:font-weight-asian="normal" style:font-size-complex="36pt" style:font-weight-complex="normal"/>
    </style:style>
    <style:style style:name="P14" style:family="paragraph" style:parent-style-name="Standard">
      <style:text-properties style:font-name="Royston" fo:font-size="36pt" fo:language="zxx" fo:country="none" officeooo:rsid="0026cbb6" officeooo:paragraph-rsid="00270acf" style:font-size-asian="36pt" style:language-asian="zxx" style:country-asian="none" style:font-size-complex="36pt" style:language-complex="zxx" style:country-complex="none"/>
    </style:style>
    <style:style style:name="P15" style:family="paragraph" style:parent-style-name="Standard">
      <style:paragraph-properties fo:text-align="justify" style:justify-single-word="false"/>
      <style:text-properties officeooo:paragraph-rsid="00283eb4"/>
    </style:style>
    <style:style style:name="T1" style:family="text">
      <style:text-properties fo:language="zxx" fo:country="none" style:language-asian="zxx" style:country-asian="none" style:language-complex="zxx" style:country-complex="none"/>
    </style:style>
    <style:style style:name="T2" style:family="text">
      <style:text-properties fo:language="zxx" fo:country="none" officeooo:rsid="00203073" style:language-asian="zxx" style:country-asian="none" style:language-complex="zxx" style:country-complex="none"/>
    </style:style>
    <style:style style:name="T3" style:family="text">
      <style:text-properties officeooo:rsid="001c0cd9"/>
    </style:style>
    <style:style style:name="T4" style:family="text">
      <style:text-properties officeooo:rsid="001ca7e0"/>
    </style:style>
    <style:style style:name="T5" style:family="text">
      <style:text-properties officeooo:rsid="00249694"/>
    </style:style>
    <style:style style:name="T6" style:family="text">
      <style:text-properties style:font-name="Royston1" fo:font-size="18pt" officeooo:rsid="00046875" style:font-size-asian="18pt" style:font-size-complex="18pt"/>
    </style:style>
    <style:style style:name="T7" style:family="text">
      <style:text-properties style:font-name="Royston1" fo:font-size="18pt" officeooo:rsid="0015be24" style:font-size-asian="18pt" style:font-size-complex="18pt"/>
    </style:style>
    <style:style style:name="T8" style:family="text">
      <style:text-properties style:font-name="Royston1" fo:font-size="18pt" officeooo:rsid="0014aec4" style:font-size-asian="18pt" style:font-size-complex="18pt"/>
    </style:style>
    <style:style style:name="T9" style:family="text">
      <style:text-properties style:font-name="Royston1" fo:font-size="18pt" officeooo:rsid="00107502" style:font-size-asian="18pt" style:font-size-complex="18pt"/>
    </style:style>
    <style:style style:name="T10" style:family="text">
      <style:text-properties style:font-name="Royston1" fo:font-size="18pt" officeooo:rsid="002a29e4" style:font-size-asian="18pt" style:font-size-complex="18pt"/>
    </style:style>
    <style:style style:name="T11" style:family="text">
      <style:text-properties style:font-name="Royston1" fo:font-size="18pt" officeooo:rsid="002a9d26" style:font-size-asian="18pt" style:font-size-complex="18pt"/>
    </style:style>
    <style:style style:name="T12" style:family="text">
      <style:text-properties style:font-name="LOGO10" fo:font-size="11pt" officeooo:rsid="00046875" style:font-size-asian="11pt" style:font-size-complex="11pt"/>
    </style:style>
    <style:style style:name="T13" style:family="text">
      <style:text-properties style:font-name="Royston" fo:language="zxx" fo:country="none" style:language-asian="zxx" style:country-asian="none" style:language-complex="zxx" style:country-complex="none"/>
    </style:style>
    <style:style style:name="T14" style:family="text">
      <style:text-properties style:font-name="Royston" fo:language="zxx" fo:country="none" officeooo:rsid="00203073" style:language-asian="zxx" style:country-asian="none" style:language-complex="zxx" style:country-complex="none"/>
    </style:style>
    <style:style style:name="T15" style:family="text">
      <style:text-properties style:font-name="Royston" fo:language="zxx" fo:country="none" officeooo:rsid="00270acf" style:language-asian="zxx" style:country-asian="none" style:language-complex="zxx" style:country-complex="none"/>
    </style:style>
    <style:style style:name="T16" style:family="text">
      <style:text-properties style:font-name="Royston" officeooo:rsid="0029ae3d"/>
    </style:style>
    <style:style style:name="T17" style:family="text">
      <style:text-properties style:text-line-through-style="none" style:text-line-through-type="none" style:text-position="0% 100%" style:font-name="Royston1" fo:font-size="18pt" fo:font-style="normal" style:text-underline-style="none" officeooo:rsid="00046875" style:font-size-asian="18pt" style:font-style-asian="normal" style:font-size-complex="18pt" style:font-style-complex="normal"/>
    </style:style>
    <style:style style:name="T18" style:family="text">
      <style:text-properties officeooo:rsid="0029ae3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Royston Regular</text:p>
      <text:p text:style-name="P15"><text:span text:style-name="T6">This is pretty cool, a font in my own handwriting! I </text:span><text:span text:style-name="T7">first</text:span><text:span text:style-name="T6"> started on this way back in 1985 or thereab</text:span><text:span text:style-name="T8">o</text:span><text:span text:style-name="T6">uts when I was working in Guild</text:span><text:span text:style-name="T9">ford, and</text:span><text:span text:style-name="T6"> learning </text:span><text:span text:style-name="T12">METAFONT</text:span><text:span text:style-name="T6">. But this was done </text:span><text:span text:style-name="T10">where I live now in Royston </text:span><text:span text:style-name="T11">(hence the name)</text:span><text:span text:style-name="T10"> </text:span><text:span text:style-name="T6">using </text:span><text:span text:style-name="T10">Inkscape and </text:span><text:span text:style-name="T6">FontForge, based on what I had left of print-outs of the </text:span><text:span text:style-name="T12">METAFONT</text:span><text:span text:style-name="T6"> </text:span><text:span text:style-name="T17">samples</text:span><text:span text:style-name="T6">.</text:span></text:p>
      <text:p text:style-name="P1"/>
      <text:p text:style-name="P5">The quick brown fox jumps over the lazy do<text:span text:style-name="T5">g.</text:span></text:p>
      <text:p text:style-name="P5">THE QUICK BROWN FOX JUMPS OVER THE LAZY DOG.</text:p>
      <text:p text:style-name="P1"/>
      <text:p text:style-name="P8">ABCDEFGHIJKLMNOPQRSTUVWXYZ</text:p>
      <text:p text:style-name="P7">abcdefghijklmnopqrstuvwxyz</text:p>
      <text:p text:style-name="P9"><text:span text:style-name="T4">0</text:span>123456789</text:p>
      <text:p text:style-name="P10">9876543210</text:p>
      <text:p text:style-name="P11">5+5=10, $12, <text:span text:style-name="T18">5</text:span><text:span text:style-name="T16">¢</text:span><text:span text:style-name="T18">, </text:span>£4.00, <text:span text:style-name="T16">¥</text:span><text:span text:style-name="T18">2000, </text:span>(5+3)÷2=4, <text:span text:style-name="T3">(5+3)/2=4</text:span></text:p>
      <text:p text:style-name="P6"><text:span text:style-name="T14">!</text:span><text:span text:style-name="T2"> </text:span><text:span text:style-name="T13">"</text:span><text:span text:style-name="T1"> </text:span><text:span text:style-name="T13">#</text:span><text:span text:style-name="T1"> </text:span><text:span text:style-name="T13">$</text:span><text:span text:style-name="T1"> </text:span><text:span text:style-name="T13">%</text:span><text:span text:style-name="T1"> </text:span><text:span text:style-name="T13">&amp;</text:span><text:span text:style-name="T1"> </text:span><text:span text:style-name="T13">'</text:span><text:span text:style-name="T1"> </text:span><text:span text:style-name="T13">(</text:span><text:span text:style-name="T1"> </text:span><text:span text:style-name="T13">)</text:span><text:span text:style-name="T1"> </text:span><text:span text:style-name="T13">*</text:span><text:span text:style-name="T1"> </text:span><text:span text:style-name="T13">+</text:span><text:span text:style-name="T1"> </text:span><text:span text:style-name="T13">,</text:span><text:span text:style-name="T1"> </text:span><text:span text:style-name="T13">-</text:span><text:span text:style-name="T1"> </text:span><text:span text:style-name="T13">.</text:span><text:span text:style-name="T1"> </text:span><text:span text:style-name="T13">/</text:span><text:span text:style-name="T1"> </text:span><text:span text:style-name="T13">:</text:span><text:span text:style-name="T1"> </text:span><text:span text:style-name="T13">;</text:span><text:span text:style-name="T1"> </text:span><text:span text:style-name="T13">&lt;</text:span><text:span text:style-name="T1"> </text:span><text:span text:style-name="T13">=</text:span><text:span text:style-name="T1"> </text:span><text:span text:style-name="T13">&gt;</text:span><text:span text:style-name="T1"> </text:span><text:span text:style-name="T13">?</text:span><text:span text:style-name="T1"> </text:span><text:span text:style-name="T13">@</text:span><text:span text:style-name="T1"> </text:span><text:span text:style-name="T13">[</text:span><text:span text:style-name="T1"> </text:span><text:span text:style-name="T13">\</text:span><text:span text:style-name="T1"> </text:span><text:span text:style-name="T13">] </text:span><text:span text:style-name="T1"><text:s/></text:span><text:span text:style-name="T13">^ _ ` { | } <text:s/>~ ¡ ¢ £ ¤ ¥ ¦ § <text:s/>¨ © ª « ¬ ® <text:s/>¯ <text:s/>° ± ² ³ <text:s/>´ µ ¶ · ¸ ¹ º » ¼ ½ ¾ ¿ À Á Â Ã Ä Å Æ Ç È É Ê Ë Ì Í Î </text:span><text:span text:style-name="T15">Ï Ð Ñ Ò Ó Ô Õ Ö × Ø Ù Ú Û Ü Ý Þ ß à á â ã ä å æ ç è é ê ë ì í î ï ð ñ ò ó ô õ ö ÷ ø ù ú û ü ý þ ÿ ı</text:span></text:p>
      <text:p text:style-name="P14"/>
      <text:p text:style-name="P2">W. Hails</text:p>
      <text:p text:style-name="P12">Kerning Tables</text:p>
      <text:p text:style-name="P3">AA <text:s/>AB <text:s/>AC <text:s/>AD <text:s/>AE <text:s/>AF <text:s/>AG <text:s/>AH <text:s/>AI <text:s/>AJ <text:s/>AK <text:s/>AL <text:s/>AM <text:s/>AN <text:s/>AO <text:s/>AP <text:s/>AQ <text:s/>AR <text:s/>AS <text:s/>AT <text:s/>AU <text:s/>AV <text:s/>AW <text:s/>AX <text:s/>AY <text:s/>AZ <text:s/>Aa <text:s/>Ab <text:s/>Ac <text:s/>Ad <text:s/>Ae <text:s/>Af <text:s/>Ag <text:s/>Ah <text:s/>Ai <text:s/>Aj <text:s/>Ak <text:s/>Al <text:s/>Am <text:s/>An <text:s/>Ao <text:s/>Ap <text:s/>Aq <text:s/>Ar <text:s/>As <text:s/>At <text:s/>Au <text:s/>Av <text:s/>Aw <text:s/>Ax <text:s/>Ay <text:s/>Az <text:s/></text:p>
      <text:p text:style-name="P3">BA <text:s/>BB <text:s/>BC <text:s/>BD <text:s/>BE <text:s/>BF <text:s/>BG <text:s/>BH <text:s/>BI <text:s/>BJ <text:s/>BK <text:s/>BL <text:s/>BM <text:s/>BN <text:s/>BO <text:s/>BP <text:s/>BQ <text:s/>BR <text:s/>BS <text:s/>BT <text:s/>BU <text:s/>BV <text:s/>BW <text:s/>BX <text:s/>BY <text:s/>BZ <text:s/>Ba <text:s/>Bb <text:s/>Bc <text:s/>Bd <text:s/>Be <text:s/>Bf <text:s/>Bg <text:s/>Bh <text:s/>Bi <text:s/>Bj <text:s/>Bk <text:s/>Bl <text:s/>Bm <text:s/>Bn <text:s/>Bo <text:s/>Bp <text:s/>Bq <text:s/>Br <text:s/>Bs <text:s/>Bt <text:s/>Bu <text:s/>Bv <text:s/>Bw <text:s/>Bx <text:s/>By <text:s/>Bz <text:s/></text:p>
      <text:p text:style-name="P3">CA <text:s/>CB <text:s/>CC <text:s/>CD <text:s/>CE <text:s/>CF <text:s/>CG <text:s/>CH <text:s/>CI <text:s/>CJ <text:s/>CK <text:s/>CL <text:s/>CM <text:s/>CN <text:s/>CO <text:s/>CP <text:s/>CQ <text:s/>CR <text:s/>CS <text:s/>CT <text:s/>CU <text:s/>CV <text:s/>CW <text:s/>CX <text:s/>CY <text:s/>CZ <text:s/>Ca <text:s/>Cb <text:s/>Cc <text:s/>Cd <text:s/>Ce <text:s/>Cf <text:s/>Cg <text:s/>Ch <text:s/>Ci <text:s/>Cj <text:s/>Ck <text:s/>Cl <text:s/>Cm <text:s/>Cn <text:s/>Co <text:s/>Cp <text:s/>Cq <text:s/>Cr <text:s/>Cs <text:s/>Ct <text:s/>Cu <text:s/>Cv <text:s/>Cw <text:s/>Cx <text:s/>Cy <text:s/>Cz <text:s/></text:p>
      <text:p text:style-name="P3">DA <text:s/>DB <text:s/>DC <text:s/>DD <text:s/>DE <text:s/>DF <text:s/>DG <text:s/>DH <text:s/>DI <text:s/>DJ <text:s/>DK <text:s/>DL <text:s/>DM <text:s/>DN <text:s/>DO <text:s/>DP <text:s/>DQ <text:s/>DR <text:s/>DS <text:s/>DT <text:s/>DU <text:s/>DV <text:s/>DW <text:s/>DX <text:s/>DY <text:s/>DZ <text:s/>Da <text:s/>Db <text:s/>Dc <text:s/>Dd <text:s/>De <text:s/>Df <text:s/>Dg <text:s/>Dh <text:s/>Di <text:s/>Dj <text:s/>Dk <text:s/>Dl <text:s/>Dm <text:s/>Dn <text:s/>Do <text:s/>Dp <text:s/>Dq <text:s/>Dr <text:s/>Ds <text:s/>Dt <text:s/>Du <text:s/>Dv <text:s/>Dw <text:s/>Dx <text:s/>Dy <text:s/>Dz <text:s/></text:p>
      <text:p text:style-name="P3">EA <text:s/>EB <text:s/>EC <text:s/>ED <text:s/>EE <text:s/>EF <text:s/>EG <text:s/>EH <text:s/>EI <text:s/>EJ <text:s/>EK <text:s/>EL <text:s/>EM <text:s/>EN <text:s/>EO <text:s/>EP <text:s/>EQ <text:s/>ER <text:s/>ES <text:s/>ET <text:s/>EU <text:s/>EV <text:s/>EW <text:s/>EX <text:s/>EY <text:s/>EZ <text:s/>Ea <text:s/>Eb <text:s/>Ec <text:s/>Ed <text:s/>Ee <text:s/>Ef <text:s/>Eg <text:s/>Eh <text:s/>Ei <text:s/>Ej <text:s/>Ek <text:s/>El <text:s/>Em <text:s/>En <text:s/>Eo <text:s/>Ep <text:s/>Eq <text:s/>Er <text:s/>Es <text:s/>Et <text:s/>Eu <text:s/>Ev <text:s/>Ew <text:s/>Ex <text:s/>Ey <text:s/>Ez <text:s/></text:p>
      <text:p text:style-name="P3">FA <text:s/>FB <text:s/>FC <text:s/>FD <text:s/>FE <text:s/>FF <text:s/>FG <text:s/>FH <text:s/>FI <text:s/>FJ <text:s/>FK <text:s/>FL <text:s/>FM <text:s/>FN <text:s/>FO <text:s/>FP <text:s/>FQ <text:s/>FR <text:s/>FS <text:s/>FT <text:s/>FU <text:s/>FV <text:s/>FW <text:s/>FX <text:s/>FY <text:s/>FZ <text:s/>Fa <text:s/>Fb <text:s/>Fc <text:s/>Fd <text:s/>Fe <text:s/>Ff <text:s/>Fg <text:s/>Fh <text:s/>Fi <text:s/>Fj <text:s/>Fk <text:s/>Fl <text:s/>Fm <text:s/>Fn <text:s/>Fo <text:s/>Fp <text:s/>Fq <text:s/>Fr <text:s/>Fs <text:s/>Ft <text:s/>Fu <text:s/>Fv <text:s/>Fw <text:s/>Fx <text:s/>Fy <text:s/>Fz <text:s/></text:p>
      <text:p text:style-name="P3">GA <text:s/>GB <text:s/>GC <text:s/>GD <text:s/>GE <text:s/>GF <text:s/>GG <text:s/>GH <text:s/>GI <text:s/>GJ <text:s/>GK <text:s/>GL <text:s/>GM <text:s/>GN <text:s/>GO <text:s/>GP <text:s/>GQ <text:s/>GR <text:s/>GS <text:s/>GT <text:s/>GU <text:s/>GV <text:s/>GW <text:s/>GX <text:s/>GY <text:s/>GZ <text:s/>Ga <text:s/>Gb <text:s/>Gc <text:s/>Gd <text:s/>Ge <text:s/>Gf <text:s/>Gg <text:s/>Gh <text:s/>Gi <text:s/>Gj <text:s/>Gk <text:s/>Gl <text:s/>Gm <text:s/>Gn <text:s/>Go <text:s/>Gp <text:s/>Gq <text:s/>Gr <text:s/>Gs <text:s/>Gt <text:s/>Gu <text:s/>Gv <text:s/>Gw <text:s/>Gx <text:s/>Gy <text:s/>Gz <text:s/></text:p>
      <text:p text:style-name="P3">HA <text:s/>HB <text:s/>HC <text:s/>HD <text:s/>HE <text:s/>HF <text:s/>HG <text:s/>HH <text:s/>HI <text:s/>HJ <text:s/>HK <text:s/>HL <text:s/>HM <text:s/>HN <text:s/>HO <text:s/>HP <text:s/>HQ <text:s/>HR <text:s/>HS <text:s/>HT <text:s/>HU <text:s/>HV <text:s/>HW <text:s/>HX <text:s/>HY <text:s/>HZ <text:s/>Ha <text:s/>Hb <text:s/>Hc <text:s/>Hd <text:s/>He <text:s/>Hf <text:s/>Hg <text:s/>Hh <text:s/>Hi <text:s/>Hj <text:s/>Hk <text:s/>Hl <text:s/>Hm <text:s/>Hn <text:s/>Ho <text:s/>Hp <text:s/>Hq <text:s/>Hr <text:s/>Hs <text:s/>Ht <text:s/>Hu <text:s/>Hv <text:s/>Hw <text:s/>Hx <text:s/>Hy <text:s/>Hz <text:s/></text:p>
      <text:p text:style-name="P3">IA <text:s/>IB <text:s/>IC <text:s/>ID <text:s/>IE <text:s/>IF <text:s/>IG <text:s/>IH <text:s/>II <text:s/>IJ <text:s/>IK <text:s/>IL <text:s/>IM <text:s/>IN <text:s/>IO <text:s/>IP <text:s/>IQ <text:s/>IR <text:s/>IS <text:s/>IT <text:s/>IU <text:s/>IV <text:s/>IW <text:s/>IX <text:s/>IY <text:s/>IZ <text:s/>Ia <text:s/>Ib <text:s/>Ic <text:s/>Id <text:s/>Ie <text:s/>If <text:s/>Ig <text:s/>Ih <text:s/>Ii <text:s/>Ij <text:s/>Ik <text:s/>Il <text:s/>Im <text:s/>In <text:s/>Io <text:s/>Ip <text:s/>Iq <text:s/>Ir <text:s/>Is <text:s/>It <text:s/>Iu <text:s/>Iv <text:s/>Iw <text:s/>Ix <text:s/>Iy <text:s/>Iz <text:s/></text:p>
      <text:p text:style-name="P3">JA <text:s/>JB <text:s/>JC <text:s/>JD <text:s/>JE <text:s/>JF <text:s/>JG <text:s/>JH <text:s/>JI <text:s/>JJ <text:s/>JK <text:s/>JL <text:s/>JM <text:s/>JN <text:s/>JO <text:s/>JP <text:s/>JQ <text:s/>JR <text:s/>JS <text:s/>JT <text:s/>JU <text:s/>JV <text:s/>JW <text:s/>JX <text:s/>JY <text:s/>JZ <text:s/>Ja <text:s/>Jb <text:s/>Jc <text:s/>Jd <text:s/>Je <text:s/>Jf <text:s/>Jg <text:s/>Jh <text:s/>Ji <text:s/>Jj <text:s/>Jk <text:s/>Jl <text:s/>Jm <text:s/>Jn <text:s/>Jo <text:s/>Jp <text:s/>Jq <text:s/>Jr <text:s/>Js <text:s/>Jt <text:s/>Ju <text:s/>Jv <text:s/>Jw <text:s/>Jx <text:s/>Jy <text:s/>Jz <text:s/></text:p>
      <text:p text:style-name="P3">KA <text:s/>KB <text:s/>KC <text:s/>KD <text:s/>KE <text:s/>KF <text:s/>KG <text:s/>KH <text:s/>KI <text:s/>KJ <text:s/>KK <text:s/>KL <text:s/>KM <text:s/>KN <text:s/>KO <text:s/>KP <text:s/>KQ <text:s/>KR <text:s/>KS <text:s/>KT <text:s/>KU <text:s/>KV <text:s/>KW <text:s/>KX <text:s/>KY <text:s/>KZ <text:s/>Ka <text:s/>Kb <text:s/>Kc <text:s/>Kd <text:s/>Ke <text:s/>Kf <text:s/>Kg <text:s/>Kh <text:s/>Ki <text:s/>Kj <text:s/>Kk <text:s/>Kl <text:s/>Km <text:s/>Kn <text:s/>Ko <text:s/>Kp <text:s/>Kq <text:s/>Kr <text:s/>Ks <text:s/>Kt <text:s/>Ku <text:s/>Kv <text:s/>Kw <text:s/>Kx <text:s/>Ky <text:s/>Kz <text:s/></text:p>
      <text:p text:style-name="P3">LA <text:s/>LB <text:s/>LC <text:s/>LD <text:s/>LE <text:s/>LF <text:s/>LG <text:s/>LH <text:s/>LI <text:s/>LJ <text:s/>LK <text:s/>LL <text:s/>LM <text:s/>LN <text:s/>LO <text:s/>LP <text:s/>LQ <text:s/>LR <text:s/>LS <text:s/>LT <text:s/>LU <text:s/>LV <text:s/>LW <text:s/>LX <text:s/>LY <text:s/>LZ <text:s/>La <text:s/>Lb <text:s/>Lc <text:s/>Ld <text:s/>Le <text:s/>Lf <text:s/>Lg <text:s/>Lh <text:s/>Li <text:s/>Lj <text:s/>Lk <text:s/>Ll <text:s/>Lm <text:s/>Ln <text:s/>Lo <text:s/>Lp <text:s/>Lq <text:s/>Lr <text:s/>Ls <text:s/>Lt <text:s/>Lu <text:s/>Lv <text:s/>Lw <text:s/>Lx <text:s/>Ly <text:s/>Lz <text:s/></text:p>
      <text:p text:style-name="P3"><text:soft-page-break/>MA <text:s/>MB <text:s/>MC <text:s/>MD <text:s/>ME <text:s/>MF <text:s/>MG <text:s/>MH <text:s/>MI <text:s/>MJ <text:s/>MK <text:s/>ML <text:s/>MM <text:s/>MN <text:s/>MO <text:s/>MP <text:s/>MQ <text:s/>MR <text:s/>MS <text:s/>MT <text:s/>MU <text:s/>MV <text:s/>MW <text:s/>MX <text:s/>MY <text:s/>MZ <text:s/>Ma <text:s/>Mb <text:s/>Mc <text:s/>Md <text:s/>Me <text:s/>Mf <text:s/>Mg <text:s/>Mh <text:s/>Mi <text:s/>Mj <text:s/>Mk <text:s/>Ml <text:s/>Mm <text:s/>Mn <text:s/>Mo <text:s/>Mp <text:s/>Mq <text:s/>Mr <text:s/>Ms <text:s/>Mt <text:s/>Mu <text:s/>Mv <text:s/>Mw <text:s/>Mx <text:s/>My <text:s/>Mz <text:s/></text:p>
      <text:p text:style-name="P3">NA <text:s/>NB <text:s/>NC <text:s/>ND <text:s/>NE <text:s/>NF <text:s/>NG <text:s/>NH <text:s/>NI <text:s/>NJ <text:s/>NK <text:s/>NL <text:s/>NM <text:s/>NN <text:s/>NO <text:s/>NP <text:s/>NQ <text:s/>NR <text:s/>NS <text:s/>NT <text:s/>NU <text:s/>NV <text:s/>NW <text:s/>NX <text:s/>NY <text:s/>NZ <text:s/>Na <text:s/>Nb <text:s/>Nc <text:s/>Nd <text:s/>Ne <text:s/>Nf <text:s/>Ng <text:s/>Nh <text:s/>Ni <text:s/>Nj <text:s/>Nk <text:s/>Nl <text:s/>Nm <text:s/>Nn <text:s/>No <text:s/>Np <text:s/>Nq <text:s/>Nr <text:s/>Ns <text:s/>Nt <text:s/>Nu <text:s/>Nv <text:s/>Nw <text:s/>Nx <text:s/>Ny <text:s/>Nz <text:s/></text:p>
      <text:p text:style-name="P3">OA <text:s/>OB <text:s/>OC <text:s/>OD <text:s/>OE <text:s/>OF <text:s/>OG <text:s/>OH <text:s/>OI <text:s/>OJ <text:s/>OK <text:s/>OL <text:s/>OM <text:s/>ON <text:s/>OO <text:s/>OP <text:s/>OQ <text:s/>OR <text:s/>OS <text:s/>OT <text:s/>OU <text:s/>OV <text:s/>OW <text:s/>OX <text:s/>OY <text:s/>OZ <text:s/>Oa <text:s/>Ob <text:s/>Oc <text:s/>Od <text:s/>Oe <text:s/>Of <text:s/>Og <text:s/>Oh <text:s/>Oi <text:s/>Oj <text:s/>Ok <text:s/>Ol <text:s/>Om <text:s/>On <text:s/>Oo <text:s/>Op <text:s/>Oq <text:s/>Or <text:s/>Os <text:s/>Ot <text:s/>Ou <text:s/>Ov <text:s/>Ow <text:s/>Ox <text:s/>Oy <text:s/>Oz <text:s/></text:p>
      <text:p text:style-name="P3">PA <text:s/>PB <text:s/>PC <text:s/>PD <text:s/>PE <text:s/>PF <text:s/>PG <text:s/>PH <text:s/>PI <text:s/>PJ <text:s/>PK <text:s/>PL <text:s/>PM <text:s/>PN <text:s/>PO <text:s/>PP <text:s/>PQ <text:s/>PR <text:s/>PS <text:s/>PT <text:s/>PU <text:s/>PV <text:s/>PW <text:s/>PX <text:s/>PY <text:s/>PZ <text:s/>Pa <text:s/>Pb <text:s/>Pc <text:s/>Pd <text:s/>Pe <text:s/>Pf <text:s/>Pg <text:s/>Ph <text:s/>Pi <text:s/>Pj <text:s/>Pk <text:s/>Pl <text:s/>Pm <text:s/>Pn <text:s/>Po <text:s/>Pp <text:s/>Pq <text:s/>Pr <text:s/>Ps <text:s/>Pt <text:s/>Pu <text:s/>Pv <text:s/>Pw <text:s/>Px <text:s/>Py <text:s/>Pz <text:s/></text:p>
      <text:p text:style-name="P3">QA <text:s/>QB <text:s/>QC <text:s/>QD <text:s/>QE <text:s/>QF <text:s/>QG <text:s/>QH <text:s/>QI <text:s/>QJ <text:s/>QK <text:s/>QL <text:s/>QM <text:s/>QN <text:s/>QO <text:s/>QP <text:s/>QQ <text:s/>QR <text:s/>QS <text:s/>QT <text:s/>QU <text:s/>QV <text:s/>QW <text:s/>QX <text:s/>QY <text:s/>QZ <text:s/>Qa <text:s/>Qb <text:s/>Qc <text:s/>Qd <text:s/>Qe <text:s/>Qf <text:s/>Qg <text:s/>Qh <text:s/>Qi <text:s/>Qj <text:s/>Qk <text:s/>Ql <text:s/>Qm <text:s/>Qn <text:s/>Qo <text:s/>Qp <text:s/>Qq <text:s/>Qr <text:s/>Qs <text:s/>Qt <text:s/>Qu <text:s/>Qv <text:s/>Qw <text:s/>Qx <text:s/>Qy <text:s/>Qz <text:s/></text:p>
      <text:p text:style-name="P3">RA <text:s/>RB <text:s/>RC <text:s/>RD <text:s/>RE <text:s/>RF <text:s/>RG <text:s/>RH <text:s/>RI <text:s/>RJ <text:s/>RK <text:s/>RL <text:s/>RM <text:s/>RN <text:s/>RO <text:s/>RP <text:s/>RQ <text:s/>RR <text:s/>RS <text:s/>RT <text:s/>RU <text:s/>RV <text:s/>RW <text:s/>RX <text:s/>RY <text:s/>RZ <text:s/>Ra <text:s/>Rb <text:s/>Rc <text:s/>Rd <text:s/>Re <text:s/>Rf <text:s/>Rg <text:s/>Rh <text:s/>Ri <text:s/>Rj <text:s/>Rk <text:s/>Rl <text:s/>Rm <text:s/>Rn <text:s/>Ro <text:s/>Rp <text:s/>Rq <text:s/>Rr <text:s/>Rs <text:s/>Rt <text:s/>Ru <text:s/>Rv <text:s/>Rw <text:s/>Rx <text:s/>Ry <text:s/>Rz <text:s/></text:p>
      <text:p text:style-name="P3">SA <text:s/>SB <text:s/>SC <text:s/>SD <text:s/>SE <text:s/>SF <text:s/>SG <text:s/>SH <text:s/>SI <text:s/>SJ <text:s/>SK <text:s/>SL <text:s/>SM <text:s/>SN <text:s/>SO <text:s/>SP <text:s/>SQ <text:s/>SR <text:s/>SS <text:s/>ST <text:s/>SU <text:s/>SV <text:s/>SW <text:s/>SX <text:s/>SY <text:s/>SZ <text:s/>Sa <text:s/>Sb <text:s/>Sc <text:s/>Sd <text:s/>Se <text:s/>Sf <text:s/>Sg <text:s/>Sh <text:s/>Si <text:s/>Sj <text:s/>Sk <text:s/>Sl <text:s/>Sm <text:s/>Sn <text:s/>So <text:s/>Sp <text:s/>Sq <text:s/>Sr <text:s/>Ss <text:s/>St <text:s/>Su <text:s/>Sv <text:s/>Sw <text:s/>Sx <text:s/>Sy <text:s/>Sz <text:s/></text:p>
      <text:p text:style-name="P3">TA <text:s/>TB <text:s/>TC <text:s/>TD <text:s/>TE <text:s/>TF <text:s/>TG <text:s/>TH <text:s/>TI <text:s/>TJ <text:s/>TK <text:s/>TL <text:s/>TM <text:s/>TN <text:s/>TO <text:s/>TP <text:s/>TQ <text:s/>TR <text:s/>TS <text:s/>TT <text:s/>TU <text:s/>TV <text:s/>TW <text:s/>TX <text:s/>TY <text:s/>TZ <text:s/>Ta <text:s/>Tb <text:s/>Tc <text:s/>Td <text:s/>Te <text:s/>Tf <text:s/>Tg <text:s/>Th <text:s/>Ti <text:s/>Tj <text:s/>Tk <text:s/>Tl <text:s/>Tm <text:s/>Tn <text:s/>To <text:s/>Tp <text:s/>Tq <text:s/>Tr <text:s/>Ts <text:s/>Tt <text:s/>Tu <text:s/>Tv <text:s/>Tw <text:s/>Tx <text:s/>Ty <text:s/>Tz <text:s/></text:p>
      <text:p text:style-name="P3">UA <text:s/>UB <text:s/>UC <text:s/>UD <text:s/>UE <text:s/>UF <text:s/>UG <text:s/>UH <text:s/>UI <text:s/>UJ <text:s/>UK <text:s/>UL <text:s/>UM <text:s/>UN <text:s/>UO <text:s/>UP <text:s/>UQ <text:s/>UR <text:s/>US <text:s/>UT <text:s/>UU <text:s/>UV <text:s/>UW <text:s/>UX <text:s/>UY <text:s/>UZ <text:s/>Ua <text:s/>Ub <text:s/>Uc <text:s/>Ud <text:s/>Ue <text:s/>Uf <text:s/>Ug <text:s/>Uh <text:s/>Ui <text:s/>Uj <text:s/>Uk <text:s/>Ul <text:s/>Um <text:s/>Un <text:s/>Uo <text:s/>Up <text:s/>Uq <text:s/>Ur <text:s/>Us <text:s/>Ut <text:s/>Uu <text:s/>Uv <text:s/>Uw <text:s/>Ux <text:s/>Uy <text:s/>Uz <text:s/></text:p>
      <text:p text:style-name="P3">VA <text:s/>VB <text:s/>VC <text:s/>VD <text:s/>VE <text:s/>VF <text:s/>VG <text:s/>VH <text:s/>VI <text:s/>VJ <text:s/>VK <text:s/>VL <text:s/>VM <text:s/>VN <text:s/>VO <text:s/>VP <text:s/>VQ <text:s/>VR <text:s/>VS <text:s/>VT <text:s/>VU <text:s/>VV <text:s/>VW <text:s/>VX <text:s/>VY <text:s/>VZ <text:s/>Va <text:s/>Vb <text:s/>Vc <text:s/>Vd <text:s/>Ve <text:s/>Vf <text:s/>Vg <text:s/>Vh <text:s/>Vi <text:s/>Vj <text:s/>Vk <text:s/>Vl <text:s/>Vm <text:s/>Vn <text:s/>Vo <text:s/>Vp <text:s/>Vq <text:s/>Vr <text:s/>Vs <text:s/>Vt <text:s/>Vu <text:s/>Vv <text:s/>Vw <text:s/>Vx <text:s/>Vy <text:s/>Vz <text:s/></text:p>
      <text:p text:style-name="P3">WA <text:s/>WB <text:s/>WC <text:s/>WD <text:s/>WE <text:s/>WF <text:s/>WG <text:s/>WH <text:s/>WI <text:s/>WJ <text:s/>WK <text:s/>WL <text:s/>WM <text:s/>WN <text:s/>WO <text:s/>WP <text:s/>WQ <text:s/>WR <text:s/>WS <text:s/>WT <text:s/>WU <text:s/>WV <text:s/>WW <text:s/>WX <text:s/>WY <text:s/>WZ <text:s/>Wa <text:s/>Wb <text:s/>Wc <text:s/>Wd <text:s/>We <text:s/>Wf <text:s/>Wg <text:s/>Wh <text:s/>Wi <text:s/>Wj <text:s/>Wk <text:s/>Wl <text:s/>Wm <text:s/>Wn <text:s/>Wo <text:s/>Wp <text:s/>Wq <text:s/>Wr <text:s/>Ws <text:s/>Wt <text:s/>Wu <text:s/>Wv <text:s/>Ww <text:s/>Wx <text:s/>Wy <text:s/>Wz <text:s/></text:p>
      <text:p text:style-name="P3"><text:soft-page-break/>XA <text:s/>XB <text:s/>XC <text:s/>XD <text:s/>XE <text:s/>XF <text:s/>XG <text:s/>XH <text:s/>XI <text:s/>XJ <text:s/>XK <text:s/>XL <text:s/>XM <text:s/>XN <text:s/>XO <text:s/>XP <text:s/>XQ <text:s/>XR <text:s/>XS <text:s/>XT <text:s/>XU <text:s/>XV <text:s/>XW <text:s/>XX <text:s/>XY <text:s/>XZ <text:s/>Xa <text:s/>Xb <text:s/>Xc <text:s/>Xd <text:s/>Xe <text:s/>Xf <text:s/>Xg <text:s/>Xh <text:s/>Xi <text:s/>Xj <text:s/>Xk <text:s/>Xl <text:s/>Xm <text:s/>Xn <text:s/>Xo <text:s/>Xp <text:s/>Xq <text:s/>Xr <text:s/>Xs <text:s/>Xt <text:s/>Xu <text:s/>Xv <text:s/>Xw <text:s/>Xx <text:s/>Xy <text:s/>Xz <text:s/></text:p>
      <text:p text:style-name="P3">YA <text:s/>YB <text:s/>YC <text:s/>YD <text:s/>YE <text:s/>YF <text:s/>YG <text:s/>YH <text:s/>YI <text:s/>YJ <text:s/>YK <text:s/>YL <text:s/>YM <text:s/>YN <text:s/>YO <text:s/>YP <text:s/>YQ <text:s/>YR <text:s/>YS <text:s/>YT <text:s/>YU <text:s/>YV <text:s/>YW <text:s/>YX <text:s/>YY <text:s/>YZ <text:s/>Ya <text:s/>Yb <text:s/>Yc <text:s/>Yd <text:s/>Ye <text:s/>Yf <text:s/>Yg <text:s/>Yh <text:s/>Yi <text:s/>Yj <text:s/>Yk <text:s/>Yl <text:s/>Ym <text:s/>Yn <text:s/>Yo <text:s/>Yp <text:s/>Yq <text:s/>Yr <text:s/>Ys <text:s/>Yt <text:s/>Yu <text:s/>Yv <text:s/>Yw <text:s/>Yx <text:s/>Yy <text:s/>Yz <text:s/></text:p>
      <text:p text:style-name="P3">ZA <text:s/>ZB <text:s/>ZC <text:s/>ZD <text:s/>ZE <text:s/>ZF <text:s/>ZG <text:s/>ZH <text:s/>ZI <text:s/>ZJ <text:s/>ZK <text:s/>ZL <text:s/>ZM <text:s/>ZN <text:s/>ZO <text:s/>ZP <text:s/>ZQ <text:s/>ZR <text:s/>ZS <text:s/>ZT <text:s/>ZU <text:s/>ZV <text:s/>ZW <text:s/>ZX <text:s/>ZY <text:s/>ZZ <text:s/>Za <text:s/>Zb <text:s/>Zc <text:s/>Zd <text:s/>Ze <text:s/>Zf <text:s/>Zg <text:s/>Zh <text:s/>Zi <text:s/>Zj <text:s/>Zk <text:s/>Zl <text:s/>Zm <text:s/>Zn <text:s/>Zo <text:s/>Zp <text:s/>Zq <text:s/>Zr <text:s/>Zs <text:s/>Zt <text:s/>Zu <text:s/>Zv <text:s/>Zw <text:s/>Zx <text:s/>Zy <text:s/>Zz <text:s/></text:p>
      <text:p text:style-name="P3">aA <text:s/>aB <text:s/>aC <text:s/>aD <text:s/>aE <text:s/>aF <text:s/>aG <text:s/>aH <text:s/>aI <text:s/>aJ <text:s/>aK <text:s/>aL <text:s/>aM <text:s/>aN <text:s/>aO <text:s/>aP <text:s/>aQ <text:s/>aR <text:s/>aS <text:s/>aT <text:s/>aU <text:s/>aV <text:s/>aW <text:s/>aX <text:s/>aY <text:s/>aZ <text:s/>aa <text:s/>ab <text:s/>ac <text:s/>ad <text:s/>ae <text:s/>af <text:s/>ag <text:s/>ah <text:s/>ai <text:s/>aj <text:s/>ak <text:s/>al <text:s/>am <text:s/>an <text:s/>ao <text:s/>ap <text:s/>aq <text:s/>ar <text:s/>as <text:s/>at <text:s/>au <text:s/>av <text:s/>aw <text:s/>ax <text:s/>ay <text:s/>az <text:s/></text:p>
      <text:p text:style-name="P3">bA <text:s/>bB <text:s/>bC <text:s/>bD <text:s/>bE <text:s/>bF <text:s/>bG <text:s/>bH <text:s/>bI <text:s/>bJ <text:s/>bK <text:s/>bL <text:s/>bM <text:s/>bN <text:s/>bO <text:s/>bP <text:s/>bQ <text:s/>bR <text:s/>bS <text:s/>bT <text:s/>bU <text:s/>bV <text:s/>bW <text:s/>bX <text:s/>bY <text:s/>bZ <text:s/>ba <text:s/>bb <text:s/>bc <text:s/>bd <text:s/>be <text:s/>bf <text:s/>bg <text:s/>bh <text:s/>bi <text:s/>bj <text:s/>bk <text:s/>bl <text:s/>bm <text:s/>bn <text:s/>bo <text:s/>bp <text:s/>bq <text:s/>br <text:s/>bs <text:s/>bt <text:s/>bu <text:s/>bv <text:s/>bw <text:s/>bx <text:s/>by <text:s/>bz <text:s/></text:p>
      <text:p text:style-name="P3">cA <text:s/>cB <text:s/>cC <text:s/>cD <text:s/>cE <text:s/>cF <text:s/>cG <text:s/>cH <text:s/>cI <text:s/>cJ <text:s/>cK <text:s/>cL <text:s/>cM <text:s/>cN <text:s/>cO <text:s/>cP <text:s/>cQ <text:s/>cR <text:s/>cS <text:s/>cT <text:s/>cU <text:s/>cV <text:s/>cW <text:s/>cX <text:s/>cY <text:s/>cZ <text:s/>ca <text:s/>cb <text:s/>cc <text:s/>cd <text:s/>ce <text:s/>cf <text:s/>cg <text:s/>ch <text:s/>ci <text:s/>cj <text:s/>ck <text:s/>cl <text:s/>cm <text:s/>cn <text:s/>co <text:s/>cp <text:s/>cq <text:s/>cr <text:s/>cs <text:s/>ct <text:s/>cu <text:s/>cv <text:s/>cw <text:s/>cx <text:s/>cy <text:s/>cz <text:s/></text:p>
      <text:p text:style-name="P3">dA <text:s/>dB <text:s/>dC <text:s/>dD <text:s/>dE <text:s/>dF <text:s/>dG <text:s/>dH <text:s/>dI <text:s/>dJ <text:s/>dK <text:s/>dL <text:s/>dM <text:s/>dN <text:s/>dO <text:s/>dP <text:s/>dQ <text:s/>dR <text:s/>dS <text:s/>dT <text:s/>dU <text:s/>dV <text:s/>dW <text:s/>dX <text:s/>dY <text:s/>dZ <text:s/>da <text:s/>db <text:s/>dc <text:s/>dd <text:s/>de <text:s/>df <text:s/>dg <text:s/>dh <text:s/>di <text:s/>dj <text:s/>dk <text:s/>dl <text:s/>dm <text:s/>dn <text:s/>do <text:s/>dp <text:s/>dq <text:s/>dr <text:s/>ds <text:s/>dt <text:s/>du <text:s/>dv <text:s/>dw <text:s/>dx <text:s/>dy <text:s/>dz <text:s/></text:p>
      <text:p text:style-name="P3">eA <text:s/>eB <text:s/>eC <text:s/>eD <text:s/>eE <text:s/>eF <text:s/>eG <text:s/>eH <text:s/>eI <text:s/>eJ <text:s/>eK <text:s/>eL <text:s/>eM <text:s/>eN <text:s/>eO <text:s/>eP <text:s/>eQ <text:s/>eR <text:s/>eS <text:s/>eT <text:s/>eU <text:s/>eV <text:s/>eW <text:s/>eX <text:s/>eY <text:s/>eZ <text:s/>ea <text:s/>eb <text:s/>ec <text:s/>ed <text:s/>ee <text:s/>ef <text:s/>eg <text:s/>eh <text:s/>ei <text:s/>ej <text:s/>ek <text:s/>el <text:s/>em <text:s/>en <text:s/>eo <text:s/>ep <text:s/>eq <text:s/>er <text:s/>es <text:s/>et <text:s/>eu <text:s/>ev <text:s/>ew <text:s/>ex <text:s/>ey <text:s/>ez <text:s/></text:p>
      <text:p text:style-name="P3">fA <text:s/>fB <text:s/>fC <text:s/>fD <text:s/>fE <text:s/>fF <text:s/>fG <text:s/>fH <text:s/>fI <text:s/>fJ <text:s/>fK <text:s/>fL <text:s/>fM <text:s/>fN <text:s/>fO <text:s/>fP <text:s/>fQ <text:s/>fR <text:s/>fS <text:s/>fT <text:s/>fU <text:s/>fV <text:s/>fW <text:s/>fX <text:s/>fY <text:s/>fZ <text:s/>fa <text:s/>fb <text:s/>fc <text:s/>fd <text:s/>fe <text:s/>ff <text:s/>fg <text:s/>fh <text:s/>fi <text:s/>fj <text:s/>fk <text:s/>fl <text:s/>fm <text:s/>fn <text:s/>fo <text:s/>fp <text:s/>fq <text:s/>fr <text:s/>fs <text:s/>ft <text:s/>fu <text:s/>fv <text:s/>fw <text:s/>fx <text:s/>fy <text:s/>fz <text:s/></text:p>
      <text:p text:style-name="P3">gA <text:s/>gB <text:s/>gC <text:s/>gD <text:s/>gE <text:s/>gF <text:s/>gG <text:s/>gH <text:s/>gI <text:s/>gJ <text:s/>gK <text:s/>gL <text:s/>gM <text:s/>gN <text:s/>gO <text:s/>gP <text:s/>gQ <text:s/>gR <text:s/>gS <text:s/>gT <text:s/>gU <text:s/>gV <text:s/>gW <text:s/>gX <text:s/>gY <text:s/>gZ <text:s/>ga <text:s/>gb <text:s/>gc <text:s/>gd <text:s/>ge <text:s/>gf <text:s/>gg <text:s/>gh <text:s/>gi <text:s/>gj <text:s/>gk <text:s/>gl <text:s/>gm <text:s/>gn <text:s/>go <text:s/>gp <text:s/>gq <text:s/>gr <text:s/>gs <text:s/>gt <text:s/>gu <text:s/>gv <text:s/>gw <text:s/>gx <text:s/>gy <text:s/>gz <text:s/></text:p>
      <text:p text:style-name="P3">hA <text:s/>hB <text:s/>hC <text:s/>hD <text:s/>hE <text:s/>hF <text:s/>hG <text:s/>hH <text:s/>hI <text:s/>hJ <text:s/>hK <text:s/>hL <text:s/>hM <text:s/>hN <text:s/>hO <text:s/>hP <text:s/>hQ <text:s/>hR <text:s/>hS <text:s/>hT <text:s/>hU <text:s/>hV <text:s/>hW <text:s/>hX <text:s/>hY <text:s/>hZ <text:s/>ha <text:s/>hb <text:s/>hc <text:s/>hd <text:s/>he <text:s/>hf <text:s/>hg <text:s/>hh <text:s/>hi <text:s/>hj <text:s/>hk <text:s/>hl <text:s/>hm <text:s/>hn <text:s/>ho <text:s/>hp <text:s/>hq <text:s/>hr <text:s/>hs <text:s/>ht <text:s/>hu <text:s/>hv <text:s/>hw <text:s/>hx <text:s/>hy <text:s/>hz <text:s/></text:p>
      <text:p text:style-name="P3">iA <text:s/>iB <text:s/>iC <text:s/>iD <text:s/>iE <text:s/>iF <text:s/>iG <text:s/>iH <text:s/>iI <text:s/>iJ <text:s/>iK <text:s/>iL <text:s/>iM <text:s/>iN <text:s/>iO <text:s/>iP <text:s/>iQ <text:s/>iR <text:s/>iS <text:s/>iT <text:s/>iU <text:s/>iV <text:s/>iW <text:s/>iX <text:s/>iY <text:s/>iZ <text:s/>ia <text:s/>ib <text:s/>ic <text:s/>id <text:s/>ie <text:s/>if <text:s/>ig <text:s/>ih <text:s/>ii <text:s/>ij <text:s/>ik <text:s/>il <text:s/>im <text:s/>in <text:s/>io <text:s/>ip <text:s/>iq <text:s/>ir <text:s/>is <text:s/>it <text:s/>iu <text:s/>iv <text:s/>iw <text:s/>ix <text:s/>iy <text:s/>iz <text:s/></text:p>
      <text:p text:style-name="P4">jA <text:s/>jB <text:s/>jC <text:s/>jD <text:s/>jE <text:s/>jF <text:s/>jG <text:s/>jH <text:s/>jI <text:s/>jJ <text:s/>jK <text:s/>jL <text:s/>jM <text:s/>jN <text:s/>jO <text:s/>jP <text:s/>jQ <text:s/>jR <text:s/>jS <text:s/>jT <text:s/>jU <text:s/>jV <text:s/>jW <text:s/>jX <text:s/>jY <text:s/>jZ <text:s/>ja <text:s/>jb <text:s/>jc <text:s/>jd <text:s/>je <text:s/>jf <text:s/>jg <text:s/>jh <text:s/>ji <text:s/>jj <text:s/>jk <text:s/>jl <text:s/>jm <text:s/>jn <text:s/>jo <text:s/>jp <text:s/>jq <text:s/>jr <text:s/>js <text:s/>jt <text:s/>ju <text:s/>jv <text:s/>jw <text:s/>jx <text:s/>jy <text:s/>jz</text:p>
      <text:p text:style-name="P4"><text:soft-page-break/>kA <text:s/>kB <text:s/>kC <text:s/>kD <text:s/>kE <text:s/>kF <text:s/>kG <text:s/>kH <text:s/>kI <text:s/>kJ <text:s/>kK <text:s/>kL <text:s/>kM <text:s/>kN <text:s/>kO <text:s/>kP <text:s/>kQ <text:s/>kR <text:s/>kS <text:s/>kT <text:s/>kU <text:s/>kV <text:s/>kW <text:s/>kX <text:s/>kY <text:s/>kZ <text:s/>ka <text:s/>kb <text:s/>kc <text:s/>kd <text:s/>ke <text:s/>kf <text:s/>kg <text:s/>kh <text:s/>ki <text:s/>kj <text:s/>kk <text:s/>kl <text:s/>km <text:s/>kn <text:s/>ko <text:s/>kp <text:s/>kq <text:s/>kr <text:s/>ks <text:s/>kt <text:s/>ku <text:s/>kv <text:s/>kw <text:s/>kx <text:s/>ky <text:s/>kz <text:s/></text:p>
      <text:p text:style-name="P3">lA <text:s/>lB <text:s/>lC <text:s/>lD <text:s/>lE <text:s/>lF <text:s/>lG <text:s/>lH <text:s/>lI <text:s/>lJ <text:s/>lK <text:s/>lL <text:s/>lM <text:s/>lN <text:s/>lO <text:s/>lP <text:s/>lQ <text:s/>lR <text:s/>lS <text:s/>lT <text:s/>lU <text:s/>lV <text:s/>lW <text:s/>lX <text:s/>lY <text:s/>lZ <text:s/>la <text:s/>lb <text:s/>lc <text:s/>ld <text:s/>le <text:s/>lf <text:s/>lg <text:s/>lh <text:s/>li <text:s/>lj <text:s/>lk <text:s/>ll <text:s/>lm <text:s/>ln <text:s/>lo <text:s/>lp <text:s/>lq <text:s/>lr <text:s/>ls <text:s/>lt <text:s/>lu <text:s/>lv <text:s/>lw <text:s/>lx <text:s/>ly <text:s/>lz <text:s/></text:p>
      <text:p text:style-name="P3">mA <text:s/>mB <text:s/>mC <text:s/>mD <text:s/>mE <text:s/>mF <text:s/>mG <text:s/>mH <text:s/>mI <text:s/>mJ <text:s/>mK <text:s/>mL <text:s/>mM <text:s/>mN <text:s/>mO <text:s/>mP <text:s/>mQ <text:s/>mR <text:s/>mS <text:s/>mT <text:s/>mU <text:s/>mV <text:s/>mW <text:s/>mX <text:s/>mY <text:s/>mZ <text:s/>ma <text:s/>mb <text:s/>mc <text:s/>md <text:s/>me <text:s/>mf <text:s/>mg <text:s/>mh <text:s/>mi <text:s/>mj <text:s/>mk <text:s/>ml <text:s/>mm <text:s/>mn <text:s/>mo <text:s/>mp <text:s/>mq <text:s/>mr <text:s/>ms <text:s/>mt <text:s/>mu <text:s/>mv <text:s/>mw <text:s/>mx <text:s/>my <text:s/>mz <text:s/></text:p>
      <text:p text:style-name="P3">nA <text:s/>nB <text:s/>nC <text:s/>nD <text:s/>nE <text:s/>nF <text:s/>nG <text:s/>nH <text:s/>nI <text:s/>nJ <text:s/>nK <text:s/>nL <text:s/>nM <text:s/>nN <text:s/>nO <text:s/>nP <text:s/>nQ <text:s/>nR <text:s/>nS <text:s/>nT <text:s/>nU <text:s/>nV <text:s/>nW <text:s/>nX <text:s/>nY <text:s/>nZ <text:s/>na <text:s/>nb <text:s/>nc <text:s/>nd <text:s/>ne <text:s/>nf <text:s/>ng <text:s/>nh <text:s/>ni <text:s/>nj <text:s/>nk <text:s/>nl <text:s/>nm <text:s/>nn <text:s/>no <text:s/>np <text:s/>nq <text:s/>nr <text:s/>ns <text:s/>nt <text:s/>nu <text:s/>nv <text:s/>nw <text:s/>nx <text:s/>ny <text:s/>nz <text:s/></text:p>
      <text:p text:style-name="P3">oA <text:s/>oB <text:s/>oC <text:s/>oD <text:s/>oE <text:s/>oF <text:s/>oG <text:s/>oH <text:s/>oI <text:s/>oJ <text:s/>oK <text:s/>oL <text:s/>oM <text:s/>oN <text:s/>oO <text:s/>oP <text:s/>oQ <text:s/>oR <text:s/>oS <text:s/>oT <text:s/>oU <text:s/>oV <text:s/>oW <text:s/>oX <text:s/>oY <text:s/>oZ <text:s/>oa <text:s/>ob <text:s/>oc <text:s/>od <text:s/>oe <text:s/>of <text:s/>og <text:s/>oh <text:s/>oi <text:s/>oj <text:s/>ok <text:s/>ol <text:s/>om <text:s/>on <text:s/>oo <text:s/>op <text:s/>oq <text:s/>or <text:s/>os <text:s/>ot <text:s/>ou <text:s/>ov <text:s/>ow <text:s/>ox <text:s/>oy <text:s/>oz <text:s/></text:p>
      <text:p text:style-name="P3">pA <text:s/>pB <text:s/>pC <text:s/>pD <text:s/>pE <text:s/>pF <text:s/>pG <text:s/>pH <text:s/>pI <text:s/>pJ <text:s/>pK <text:s/>pL <text:s/>pM <text:s/>pN <text:s/>pO <text:s/>pP <text:s/>pQ <text:s/>pR <text:s/>pS <text:s/>pT <text:s/>pU <text:s/>pV <text:s/>pW <text:s/>pX <text:s/>pY <text:s/>pZ <text:s/>pa <text:s/>pb <text:s/>pc <text:s/>pd <text:s/>pe <text:s/>pf <text:s/>pg <text:s/>ph <text:s/>pi <text:s/>pj <text:s/>pk <text:s/>pl <text:s/>pm <text:s/>pn <text:s/>po <text:s/>pp <text:s/>pq <text:s/>pr <text:s/>ps <text:s/>pt <text:s/>pu <text:s/>pv <text:s/>pw <text:s/>px <text:s/>py <text:s/>pz <text:s/></text:p>
      <text:p text:style-name="P3">qA <text:s/>qB <text:s/>qC <text:s/>qD <text:s/>qE <text:s/>qF <text:s/>qG <text:s/>qH <text:s/>qI <text:s/>qJ <text:s/>qK <text:s/>qL <text:s/>qM <text:s/>qN <text:s/>qO <text:s/>qP <text:s/>qQ <text:s/>qR <text:s/>qS <text:s/>qT <text:s/>qU <text:s/>qV <text:s/>qW <text:s/>qX <text:s/>qY <text:s/>qZ <text:s/>qa <text:s/>qb <text:s/>qc <text:s/>qd <text:s/>qe <text:s/>qf <text:s/>qg <text:s/>qh <text:s/>qi <text:s/>qj <text:s/>qk <text:s/>ql <text:s/>qm <text:s/>qn <text:s/>qo <text:s/>qp <text:s/>qq <text:s/>qr <text:s/>qs <text:s/>qt <text:s/>qu <text:s/>qv <text:s/>qw <text:s/>qx <text:s/>qy <text:s/>qz <text:s/></text:p>
      <text:p text:style-name="P3">rA <text:s/>rB <text:s/>rC <text:s/>rD <text:s/>rE <text:s/>rF <text:s/>rG <text:s/>rH <text:s/>rI <text:s/>rJ <text:s/>rK <text:s/>rL <text:s/>rM <text:s/>rN <text:s/>rO <text:s/>rP <text:s/>rQ <text:s/>rR <text:s/>rS <text:s/>rT <text:s/>rU <text:s/>rV <text:s/>rW <text:s/>rX <text:s/>rY <text:s/>rZ <text:s/>ra <text:s/>rb <text:s/>rc <text:s/>rd <text:s/>re <text:s/>rf <text:s/>rg <text:s/>rh <text:s/>ri <text:s/>rj <text:s/>rk <text:s/>rl <text:s/>rm <text:s/>rn <text:s/>ro <text:s/>rp <text:s/>rq <text:s/>rr <text:s/>rs <text:s/>rt <text:s/>ru <text:s/>rv <text:s/>rw <text:s/>rx <text:s/>ry <text:s/>rz <text:s/></text:p>
      <text:p text:style-name="P3">sA <text:s/>sB <text:s/>sC <text:s/>sD <text:s/>sE <text:s/>sF <text:s/>sG <text:s/>sH <text:s/>sI <text:s/>sJ <text:s/>sK <text:s/>sL <text:s/>sM <text:s/>sN <text:s/>sO <text:s/>sP <text:s/>sQ <text:s/>sR <text:s/>sS <text:s/>sT <text:s/>sU <text:s/>sV <text:s/>sW <text:s/>sX <text:s/>sY <text:s/>sZ <text:s/>sa <text:s/>sb <text:s/>sc <text:s/>sd <text:s/>se <text:s/>sf <text:s/>sg <text:s/>sh <text:s/>si <text:s/>sj <text:s/>sk <text:s/>sl <text:s/>sm <text:s/>sn <text:s/>so <text:s/>sp <text:s/>sq <text:s/>sr <text:s/>ss <text:s/>st <text:s/>su <text:s/>sv <text:s/>sw <text:s/>sx <text:s/>sy <text:s/>sz <text:s/></text:p>
      <text:p text:style-name="P3">tA <text:s/>tB <text:s/>tC <text:s/>tD <text:s/>tE <text:s/>tF <text:s/>tG <text:s/>tH <text:s/>tI <text:s/>tJ <text:s/>tK <text:s/>tL <text:s/>tM <text:s/>tN <text:s/>tO <text:s/>tP <text:s/>tQ <text:s/>tR <text:s/>tS <text:s/>tT <text:s/>tU <text:s/>tV <text:s/>tW <text:s/>tX <text:s/>tY <text:s/>tZ <text:s/>ta <text:s/>tb <text:s/>tc <text:s/>td <text:s/>te <text:s/>tf <text:s/>tg <text:s/>th <text:s/>ti <text:s/>tj <text:s/>tk <text:s/>tl <text:s/>tm <text:s/>tn <text:s/>to <text:s/>tp <text:s/>tq <text:s/>tr <text:s/>ts <text:s/>tt <text:s/>tu <text:s/>tv <text:s/>tw <text:s/>tx <text:s/>ty <text:s/>tz <text:s/></text:p>
      <text:p text:style-name="P3">uA <text:s/>uB <text:s/>uC <text:s/>uD <text:s/>uE <text:s/>uF <text:s/>uG <text:s/>uH <text:s/>uI <text:s/>uJ <text:s/>uK <text:s/>uL <text:s/>uM <text:s/>uN <text:s/>uO <text:s/>uP <text:s/>uQ <text:s/>uR <text:s/>uS <text:s/>uT <text:s/>uU <text:s/>uV <text:s/>uW <text:s/>uX <text:s/>uY <text:s/>uZ <text:s/>ua <text:s/>ub <text:s/>uc <text:s/>ud <text:s/>ue <text:s/>uf <text:s/>ug <text:s/>uh <text:s/>ui <text:s/>uj <text:s/>uk <text:s/>ul <text:s/>um <text:s/>un <text:s/>uo <text:s/>up <text:s/>uq <text:s/>ur <text:s/>us <text:s/>ut <text:s/>uu <text:s/>uv <text:s/>uw <text:s/>ux <text:s/>uy <text:s/>uz <text:s/></text:p>
      <text:p text:style-name="P3">vA <text:s/>vB <text:s/>vC <text:s/>vD <text:s/>vE <text:s/>vF <text:s/>vG <text:s/>vH <text:s/>vI <text:s/>vJ <text:s/>vK <text:s/>vL <text:s/>vM <text:s/>vN <text:s/>vO <text:s/>vP <text:s/>vQ <text:s/>vR <text:s/>vS <text:s/>vT <text:s/>vU <text:s/>vV <text:s/>vW <text:s/>vX <text:s/>vY <text:s/>vZ <text:s/>va <text:s/>vb <text:s/>vc <text:s/>vd <text:s/>ve <text:s/>vf <text:s/>vg <text:s/>vh <text:s/>vi <text:s/>vj <text:s/>vk <text:s/>vl <text:s/>vm <text:s/>vn <text:s/>vo <text:s/>vp <text:s/>vq <text:s/>vr <text:s/>vs <text:s/>vt <text:s/>vu <text:s/>vv <text:s/>vw <text:s/>vx <text:s/>vy <text:s/>vz <text:s/></text:p>
      <text:p text:style-name="P3">wA <text:s/>wB <text:s/>wC <text:s/>wD <text:s/>wE <text:s/>wF <text:s/>wG <text:s/>wH <text:s/>wI <text:s/>wJ <text:s/>wK <text:s/>wL <text:s/>wM <text:s/>wN <text:s/>wO <text:s/>wP <text:s/>wQ <text:s/>wR <text:s/>wS <text:s/>wT <text:s/>wU <text:s/>wV <text:s/>wW <text:s/>wX <text:s/>wY <text:s/>wZ <text:s/>wa <text:s/>wb <text:s/>wc <text:s/>wd <text:s/>we <text:s/>wf <text:s/>wg <text:s/>wh <text:s/>wi <text:s/>wj <text:s/>wk <text:s/>wl <text:s/>wm <text:s/>wn <text:s/>wo <text:s/>wp <text:s/>wq <text:s/>wr <text:s/>ws <text:s/>wt <text:s/>wu <text:s/>wv <text:s/>ww <text:s/>wx <text:s/>wy <text:s/>wz <text:s/></text:p>
      <text:p text:style-name="P3"><text:soft-page-break/>xA <text:s/>xB <text:s/>xC <text:s/>xD <text:s/>xE <text:s/>xF <text:s/>xG <text:s/>xH <text:s/>xI <text:s/>xJ <text:s/>xK <text:s/>xL <text:s/>xM <text:s/>xN <text:s/>xO <text:s/>xP <text:s/>xQ <text:s/>xR <text:s/>xS <text:s/>xT <text:s/>xU <text:s/>xV <text:s/>xW <text:s/>xX <text:s/>xY <text:s/>xZ <text:s/>xa <text:s/>xb <text:s/>xc <text:s/>xd <text:s/>xe <text:s/>xf <text:s/>xg <text:s/>xh <text:s/>xi <text:s/>xj <text:s/>xk <text:s/>xl <text:s/>xm <text:s/>xn <text:s/>xo <text:s/>xp <text:s/>xq <text:s/>xr <text:s/>xs <text:s/>xt <text:s/>xu <text:s/>xv <text:s/>xw <text:s/>xx <text:s/>xy <text:s/>xz <text:s/></text:p>
      <text:p text:style-name="P3">yA <text:s/>yB <text:s/>yC <text:s/>yD <text:s/>yE <text:s/>yF <text:s/>yG <text:s/>yH <text:s/>yI <text:s/>yJ <text:s/>yK <text:s/>yL <text:s/>yM <text:s/>yN <text:s/>yO <text:s/>yP <text:s/>yQ <text:s/>yR <text:s/>yS <text:s/>yT <text:s/>yU <text:s/>yV <text:s/>yW <text:s/>yX <text:s/>yY <text:s/>yZ <text:s/>ya <text:s/>yb <text:s/>yc <text:s/>yd <text:s/>ye <text:s/>yf <text:s/>yg <text:s/>yh <text:s/>yi <text:s/>yj <text:s/>yk <text:s/>yl <text:s/>ym <text:s/>yn <text:s/>yo <text:s/>yp <text:s/>yq <text:s/>yr <text:s/>ys <text:s/>yt <text:s/>yu <text:s/>yv <text:s/>yw <text:s/>yx <text:s/>yy <text:s/>yz <text:s/></text:p>
      <text:p text:style-name="P3">zA <text:s/>zB <text:s/>zC <text:s/>zD <text:s/>zE <text:s/>zF <text:s/>zG <text:s/>zH <text:s/>zI <text:s/>zJ <text:s/>zK <text:s/>zL <text:s/>zM <text:s/>zN <text:s/>zO <text:s/>zP <text:s/>zQ <text:s/>zR <text:s/>zS <text:s/>zT <text:s/>zU <text:s/>zV <text:s/>zW <text:s/>zX <text:s/>zY <text:s/>zZ <text:s/>za <text:s/>zb <text:s/>zc <text:s/>zd <text:s/>ze <text:s/>zf <text:s/>zg <text:s/>zh <text:s/>zi <text:s/>zj <text:s/>zk <text:s/>zl <text:s/>zm <text:s/>zn <text:s/>zo <text:s/>zp <text:s/>zq <text:s/>zr <text:s/>zs <text:s/>zt <text:s/>zu <text:s/>zv <text:s/>zw <text:s/>zx <text:s/>zy <text:s/>zz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OGO10" svg:font-family="LOGO10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yston" svg:font-family="Royston"/>
    <style:font-face style:name="Royston1" svg:font-family="Roysto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6T19:22:35.636864018</meta:creation-date>
    <dc:date>2023-02-07T15:07:21.050619478</dc:date>
    <meta:editing-duration>PT7H20M25S</meta:editing-duration>
    <meta:editing-cycles>43</meta:editing-cycles>
    <meta:generator>LibreOffice/7.4.4.2$Linux_X86_64 LibreOffice_project/40$Build-2</meta:generator>
    <meta:print-date>2023-01-29T13:49:28.454636998</meta:print-date>
    <meta:document-statistic meta:table-count="0" meta:image-count="0" meta:object-count="0" meta:page-count="6" meta:paragraph-count="64" meta:word-count="2925" meta:character-count="11638" meta:non-whitespace-character-count="6019"/>
  </office:meta>
</office:document-meta>
</file>